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Fake News</text:title></text:p>
      <text:p text:style-name="OrgTitle"/>
      <text:p text:style-name="OrgSubtitle"><text:initial-creator>Richard Williams</text:initial-creator></text:p>
      <text:p text:style-name="OrgSubtitle"/>
      <text:h text:style-name="Heading_20_1_unnumbered" text:outline-level="1" text:is-list-header="true">
<text:bookmark-start text:name="OrgXref.org95ba1be"/>
<text:bookmark text:name="org95ba1be"/>Language input
<text:bookmark-end text:name="OrgXref.org95ba1be"/></text:h>
      <text:h text:style-name="Heading_20_2_unnumbered" text:outline-level="2" text:is-list-header="true">
<text:bookmark-start text:name="OrgXref.orge2aa0e1"/>
<text:bookmark text:name="orge2aa0e1"/>Openers
<text:bookmark-end text:name="OrgXref.orge2aa0e1"/></text:h>
      <text:list text:style-name="OrgBulletedList" text:continue-numbering="false">
        <text:list-item>
          <text:p text:style-name="Text_20_body">Good evening / morning. Welcome to blah, blah, blah news.
</text:p>
        </text:list-item>
        <text:list-item>
          <text:p text:style-name="Text_20_body">This is NAME for …News Live from PLACE.
</text:p>
        </text:list-item>
        <text:list-item>
          <text:p text:style-name="Text_20_body">Today’s headlines
</text:p>
        </text:list-item>
      </text:list>
      <text:h text:style-name="Heading_20_2_unnumbered" text:outline-level="2" text:is-list-header="true">
<text:bookmark-start text:name="OrgXref.orgcb2e9ba"/>
<text:bookmark text:name="orgcb2e9ba"/>Headlines
<text:bookmark-end text:name="OrgXref.orgcb2e9ba"/></text:h>
      <text:h text:style-name="Heading_20_3_unnumbered" text:outline-level="3" text:is-list-header="true">
<text:bookmark-start text:name="OrgXref.orgba5a916"/>
<text:bookmark text:name="orgba5a916"/>Different grammar and style
<text:bookmark-end text:name="OrgXref.orgba5a916"/></text:h>
      <text:h text:style-name="Heading_20_4_unnumbered" text:outline-level="4" text:is-list-header="true">
<text:bookmark-start text:name="OrgXref.org28395c2"/>
<text:bookmark text:name="org28395c2"/>Headlines
<text:bookmark-end text:name="OrgXref.org28395c2"/></text:h>
      <text:list text:style-name="OrgBulletedList" text:continue-numbering="false">
        <text:list-item>
          <text:p text:style-name="Text_20_body">Four year old becomes youngest ever chess champion.
</text:p>
        </text:list-item>
        <text:list-item>
          <text:p text:style-name="Text_20_body">Bear eats car.
</text:p>
        </text:list-item>
        <text:list-item>
          <text:p text:style-name="Text_20_body">Astronauts land on Mars.
</text:p>
        </text:list-item>
        <text:list-item>
          <text:p text:style-name="Text_20_body">What do you notice about the style of the headlines above?
</text:p>
        </text:list-item>
        <text:list-item>
          <text:p text:style-name="Text_20_body">The tense is the infinitive e.g. Bear <text:span text:style-name="Bold">eats</text:span> car not: A bear <text:span text:style-name="Bold">has eaten</text:span> a car.
</text:p>
        </text:list-item>
        <text:list-item>
          <text:p text:style-name="Text_20_body">The sentences are as simple as possible without many ’grammar’ words such as: the, a, has,
</text:p>
        </text:list-item>
      </text:list>
      <text:h text:style-name="Heading_20_4_unnumbered" text:outline-level="4" text:is-list-header="true">
<text:bookmark-start text:name="OrgXref.org02c022f"/>
<text:bookmark text:name="org02c022f"/>Change these sentences to good, short headlines.
<text:bookmark-end text:name="OrgXref.org02c022f"/></text:h>
      <text:list text:style-name="OrgBulletedList" text:continue-numbering="false">
        <text:list-item>
          <text:p text:style-name="Text_20_body">A car has crashed into a tree in Gunma.
</text:p>
          <text:list text:style-name="OrgBulletedList" text:continue-numbering="true">
            <text:list-item>
              <text:p text:style-name="Text_20_body">Car crashes into tree in Gunma.
</text:p>
            </text:list-item>
          </text:list>
        </text:list-item>
        <text:list-item>
          <text:p text:style-name="Text_20_body">The Prime Ministers has said that she will raise taxes on Pandas.
</text:p>
          <text:list text:style-name="OrgBulletedList" text:continue-numbering="true">
            <text:list-item>
              <text:p text:style-name="Text_20_body">PM to raise taxes on Pandas.
</text:p>
            </text:list-item>
          </text:list>
        </text:list-item>
        <text:list-item>
          <text:p text:style-name="Text_20_body">Ueno zoo keeper has argued that the new panda tax is unfair and will damage Ueno zoo.
</text:p>
          <text:list text:style-name="OrgBulletedList" text:continue-numbering="true">
            <text:list-item>
              <text:p text:style-name="Text_20_body">Zoo keeper says: ’New panda tax unfair.’
</text:p>
            </text:list-item>
            <text:list-item>
              <text:p text:style-name="Text_20_body">Ueno zoo keeper Hitoshi Inoshishimura has spoken out against the new panda tax announced by the PM. In an interview earlier today Inoshishimura said that the new tax was outrageous and would mean that the zoo would have to raise ticket prices or lose their panda. The PM, however has not backed down and responded that pandas need to pay thier taxes like everybody else.
</text:p>
            </text:list-item>
          </text:list>
        </text:list-item>
        <text:list-item>
          <text:p text:style-name="Text_20_body">Heavy snow has led to the football match between Japan and Turkey to be cancelled.
</text:p>
          <text:list text:style-name="OrgBulletedList" text:continue-numbering="true">
            <text:list-item>
              <text:p text:style-name="Text_20_body">Heavy snow cancels Japan - Turkey football match.
</text:p>
            </text:list-item>
            <text:list-item>
              <text:p text:style-name="Text_20_body">Japan-Turkey game cancelled because of heavy snow.
</text:p>
            </text:list-item>
          </text:list>
        </text:list-item>
      </text:list>
      <text:h text:style-name="Heading_20_3_unnumbered" text:outline-level="3" text:is-list-header="true">
<text:bookmark-start text:name="OrgXref.orgeb12702"/>
<text:bookmark text:name="orgeb12702"/>Passive voice
<text:bookmark-end text:name="OrgXref.orgeb12702"/></text:h>
      <text:list text:style-name="OrgBulletedList" text:continue-numbering="false">
        <text:list-item>
          <text:p text:style-name="Text_20_body">Headlines and headline summaries often use the passive voice.
</text:p>
        </text:list-item>
        <text:list-item>
          <text:p text:style-name="Text_20_body">A thief has stolen an expensive diamond from a shop in Ginza.
</text:p>
          <text:list text:style-name="OrgBulletedList" text:continue-numbering="true">
            <text:list-item>
              <text:p text:style-name="Text_20_body">Expensive diamond stolen in Ginza.
</text:p>
            </text:list-item>
          </text:list>
        </text:list-item>
        <text:list-item>
          <text:p text:style-name="Text_20_body">Weather in Hokkaido has broken the record for the most snow in one day.
</text:p>
          <text:list text:style-name="OrgBulletedList" text:continue-numbering="true">
            <text:list-item>
              <text:p text:style-name="Text_20_body">Snow record broken in Hokkaido.
</text:p>
            </text:list-item>
          </text:list>
        </text:list-item>
      </text:list>
      <text:h text:style-name="Heading_20_3_unnumbered" text:outline-level="3" text:is-list-header="true">
<text:bookmark-start text:name="OrgXref.orgd823830"/>
<text:bookmark text:name="orgd823830"/>Reported speech
<text:bookmark-end text:name="OrgXref.orgd823830"/></text:h>
      <text:h text:style-name="Heading_20_2_unnumbered" text:outline-level="2" text:is-list-header="true">
<text:bookmark-start text:name="OrgXref.org1cec998"/>
<text:bookmark text:name="org1cec998"/>Headline summary
<text:bookmark-end text:name="OrgXref.org1cec998"/></text:h>
      <text:list text:style-name="OrgBulletedList" text:continue-numbering="false">
        <text:list-item>
          <text:p text:style-name="Text_20_body">A four year old girl from Saitama has just become the youngest ever chess champion. Early today, four year old Risa Tensaigawa beat current champion Victor Raskolnikov in Moscow to steal his crown.
</text:p>
        </text:list-item>
      </text:list>
      <text:h text:style-name="Heading_20_2_unnumbered" text:outline-level="2" text:is-list-header="true">
<text:bookmark-start text:name="OrgXref.orgf66ee78"/>
<text:bookmark text:name="orgf66ee78"/>Breaking news
<text:bookmark-end text:name="OrgXref.orgf66ee78"/></text:h>
      <text:list text:style-name="OrgBulletedList" text:continue-numbering="false">
        <text:list-item>
          <text:p text:style-name="Text_20_body">Reports are coming in that…
</text:p>
        </text:list-item>
        <text:list-item>
          <text:p text:style-name="Text_20_body">Breaking news…
</text:p>
        </text:list-item>
        <text:list-item>
          <text:p text:style-name="Text_20_body">We are learning that…
</text:p>
        </text:list-item>
        <text:list-item>
          <text:p text:style-name="Text_20_body">I can confirm that…
</text:p>
        </text:list-item>
      </text:list>
      <text:h text:style-name="Heading_20_2_unnumbered" text:outline-level="2" text:is-list-header="true">
<text:bookmark-start text:name="OrgXref.org8b8f369"/>
<text:bookmark text:name="org8b8f369"/>Transitions
<text:bookmark-end text:name="OrgXref.org8b8f369"/></text:h>
      <text:list text:style-name="OrgBulletedList" text:continue-numbering="false">
        <text:list-item>
          <text:p text:style-name="Text_20_body">Now let’s hear from out sports reporter / correspondent live in Athens.
</text:p>
        </text:list-item>
        <text:list-item>
          <text:p text:style-name="Text_20_body">Over to out sports correspondent in Athens.
</text:p>
        </text:list-item>
        <text:list-item>
          <text:p text:style-name="Text_20_body">Now a story / let’s hear about…
</text:p>
        </text:list-item>
        <text:list-item>
          <text:p text:style-name="Text_20_body">Now, breaking new from…
</text:p>
        </text:list-item>
        <text:list-item>
          <text:p text:style-name="Text_20_body">Now, on a more serious note…
</text:p>
        </text:list-item>
        <text:list-item>
          <text:p text:style-name="Text_20_body">Now, on a lighter note..
</text:p>
        </text:list-item>
        <text:list-item>
          <text:p text:style-name="Text_20_body">NAME is on the ground in PLACE.
</text:p>
        </text:list-item>
        <text:list-item>
          <text:p text:style-name="Text_20_body">NAME is on location in PLACE.
</text:p>
        </text:list-item>
        <text:list-item>
          <text:p text:style-name="Text_20_body">NAME is live at the scene in PLACE.
</text:p>
        </text:list-item>
        <text:list-item>
          <text:p text:style-name="Text_20_body">NAME has more from PLACE.
</text:p>
        </text:list-item>
        <text:list-item>
          <text:p text:style-name="Text_20_body">Let’s go to
</text:p>
        </text:list-item>
        <text:list-item>
          <text:p text:style-name="Text_20_body">Let’s join NAME in PLACE.
</text:p>
        </text:list-item>
        <text:list-item>
          <text:p text:style-name="Text_20_body">Let’s hear from NAME in PLACE.
</text:p>
        </text:list-item>
        <text:list-item>
          <text:p text:style-name="Text_20_body">Earlier I spoke to interviewed…
</text:p>
        </text:list-item>
        <text:list-item>
          <text:p text:style-name="Text_20_body">Let’s listen to an interview I conducted earlier with…
</text:p>
        </text:list-item>
        <text:list-item>
          <text:p text:style-name="Text_20_body">Questions:
</text:p>
          <text:list text:style-name="OrgBulletedList" text:continue-numbering="true">
            <text:list-item>
              <text:p text:style-name="Text_20_body">Have you ever wondered…?
</text:p>
            </text:list-item>
            <text:list-item>
              <text:p text:style-name="Text_20_body">Are you finding it difficult to…?
</text:p>
            </text:list-item>
          </text:list>
        </text:list-item>
      </text:list>
      <text:h text:style-name="Heading_20_2_unnumbered" text:outline-level="2" text:is-list-header="true">
<text:bookmark-start text:name="OrgXref.org09f9c03"/>
<text:bookmark text:name="org09f9c03"/>Interviews / dialogue
<text:bookmark-end text:name="OrgXref.org09f9c03"/></text:h>
      <text:h text:style-name="Heading_20_3_unnumbered" text:outline-level="3" text:is-list-header="true">
<text:bookmark-start text:name="OrgXref.org9950aac"/>
<text:bookmark text:name="org9950aac"/>Reported speech
<text:bookmark-end text:name="OrgXref.org9950aac"/></text:h>
      <text:list text:style-name="OrgBulletedList" text:continue-numbering="false">
        <text:list-item>
          <text:p text:style-name="Text_20_body">Witnesses say that…
</text:p>
        </text:list-item>
        <text:list-item>
          <text:p text:style-name="Text_20_body">The suspect denied / confirmed.
</text:p>
        </text:list-item>
      </text:list>
      <text:h text:style-name="Heading_20_3_unnumbered" text:outline-level="3" text:is-list-header="true">
<text:bookmark-start text:name="OrgXref.orgccbe3e8"/>
<text:bookmark text:name="orgccbe3e8"/>Live interviews
<text:bookmark-end text:name="OrgXref.orgccbe3e8"/></text:h>
      <text:list text:style-name="OrgBulletedList" text:continue-numbering="false">
        <text:list-item>
          <text:p text:style-name="Text_20_body">What can you tell us about…?
</text:p>
        </text:list-item>
        <text:list-item>
          <text:p text:style-name="Text_20_body">(Please) tell us what you can see (saw).
</text:p>
        </text:list-item>
      </text:list>
      <text:h text:style-name="Heading_20_2_unnumbered" text:outline-level="2" text:is-list-header="true">
<text:bookmark-start text:name="OrgXref.org6707098"/>
<text:bookmark text:name="org6707098"/>Field reporter
<text:bookmark-end text:name="OrgXref.org6707098"/></text:h>
      <text:h text:style-name="Heading_20_3_unnumbered" text:outline-level="3" text:is-list-header="true">
<text:bookmark-start text:name="OrgXref.org1c53285"/>
<text:bookmark text:name="org1c53285"/>Describing scene
<text:bookmark-end text:name="OrgXref.org1c53285"/></text:h>
      <text:list text:style-name="OrgBulletedList" text:continue-numbering="false">
        <text:list-item>
          <text:p text:style-name="Text_20_body">I’m here at the scene at the site of the incident.
</text:p>
        </text:list-item>
        <text:list-item>
          <text:p text:style-name="Text_20_body">Earlier I spoke to a witness who said…
</text:p>
        </text:list-item>
      </text:list>
      <text:h text:style-name="Heading_20_2_unnumbered" text:outline-level="2" text:is-list-header="true">
<text:bookmark-start text:name="OrgXref.orgd52517a"/>
<text:bookmark text:name="orgd52517a"/>Closers
<text:bookmark-end text:name="OrgXref.orgd52517a"/></text:h>
      <text:list text:style-name="OrgBulletedList" text:continue-numbering="false">
        <text:list-item>
          <text:p text:style-name="Text_20_body">That’s the news / all from… Have a good evening
</text:p>
        </text:list-item>
      </text:list>
      <text:h text:style-name="Heading_20_2_unnumbered" text:outline-level="2" text:is-list-header="true">
<text:bookmark-start text:name="OrgXref.org6c28f08"/>
<text:bookmark text:name="org6c28f08"/>Business
<text:bookmark-end text:name="OrgXref.org6c28f08"/></text:h>
      <text:list text:style-name="OrgBulletedList" text:continue-numbering="false">
        <text:list-item>
          <text:p text:style-name="Text_20_body">fake figures
</text:p>
        </text:list-item>
      </text:list>
      <text:h text:style-name="Heading_20_2_unnumbered" text:outline-level="2" text:is-list-header="true">
<text:bookmark-start text:name="OrgXref.org51a8985"/>
<text:bookmark text:name="org51a8985"/>Weather
<text:bookmark-end text:name="OrgXref.org51a8985"/></text:h>
      <text:h text:style-name="Heading_20_2_unnumbered" text:outline-level="2" text:is-list-header="true">
<text:bookmark-start text:name="OrgXref.org02729c7"/>
<text:bookmark text:name="org02729c7"/>Sports
<text:bookmark-end text:name="OrgXref.org02729c7"/></text:h>
      <text:h text:style-name="Heading_20_2_unnumbered" text:outline-level="2" text:is-list-header="true">
<text:bookmark-start text:name="OrgXref.org0ddd824"/>
<text:bookmark text:name="org0ddd824"/>Crime
<text:bookmark-end text:name="OrgXref.org0ddd824"/></text:h>
      <text:list text:style-name="OrgBulletedList" text:continue-numbering="false">
        <text:list-item>
          <text:p text:style-name="Text_20_body">exaggeration
</text:p>
        </text:list-item>
      </text:list>
      <text:h text:style-name="Heading_20_2_unnumbered" text:outline-level="2" text:is-list-header="true">
<text:bookmark-start text:name="OrgXref.org3d9b41e"/>
<text:bookmark text:name="org3d9b41e"/>Anchor - reporter Banter
<text:bookmark-end text:name="OrgXref.org3d9b41e"/></text:h>
      <text:h text:style-name="Heading_20_2_unnumbered" text:outline-level="2" text:is-list-header="true">
<text:bookmark-start text:name="OrgXref.org49ad947"/>
<text:bookmark text:name="org49ad947"/>Other news specific language
<text:bookmark-end text:name="OrgXref.org49ad947"/></text:h>
      <text:h text:style-name="Heading_20_1_unnumbered" text:outline-level="1" text:is-list-header="true">
<text:bookmark-start text:name="OrgXref.org62eaae8"/>
<text:bookmark text:name="org62eaae8"/>News examples
<text:bookmark-end text:name="OrgXref.org62eaae8"/></text:h>
      <text:list text:style-name="OrgBulletedList" text:continue-numbering="false">
        <text:list-item>
          <text:p text:style-name="Text_20_body">bbc
</text:p>
        </text:list-item>
        <text:list-item>
          <text:p text:style-name="Text_20_body">al jazeera
</text:p>
        </text:list-item>
        <text:list-item>
          <text:p text:style-name="Text_20_body">cnn
</text:p>
        </text:list-item>
      </text:list>
      <text:h text:style-name="Heading_20_1_unnumbered" text:outline-level="1" text:is-list-header="true">
<text:bookmark-start text:name="OrgXref.org880ba1f"/>
<text:bookmark text:name="org880ba1f"/>Fake news examples
<text:bookmark-end text:name="OrgXref.org880ba1f"/></text:h>
      <text:list text:style-name="OrgBulletedList" text:continue-numbering="false">
        <text:list-item>
          <text:p text:style-name="Text_20_body">day today
</text:p>
        </text:list-item>
        <text:list-item>
          <text:p text:style-name="Text_20_body">Alan Partridge
</text:p>
        </text:list-item>
        <text:list-item>
          <text:p text:style-name="Text_20_body">Brass Eye
</text:p>
        </text:list-item>
        <text:list-item>
          <text:p text:style-name="Text_20_body"><text:a xlink:type="simple" xlink:href="https://www.bbc.co.uk/learningenglish/english/course/fakenews">https://www.bbc.co.uk/learningenglish/english/course/fakenews</text:a>
</text:p>
        </text:list-item>
      </text:list>
      <text:h text:style-name="Heading_20_1_unnumbered" text:outline-level="1" text:is-list-header="true">
<text:bookmark-start text:name="OrgXref.org427ceb3"/>
<text:bookmark text:name="org427ceb3"/>Pronunciation
<text:bookmark-end text:name="OrgXref.org427ceb3"/></text:h>
      <text:h text:style-name="Heading_20_2_unnumbered" text:outline-level="2" text:is-list-header="true">
<text:bookmark-start text:name="OrgXref.org735d31f"/>
<text:bookmark text:name="org735d31f"/>Mood: appropriate and inappropriate
<text:bookmark-end text:name="OrgXref.org735d31f"/></text:h>
      <text:p text:style-name="Horizontal_20_Line"/>
      <text:h text:style-name="Heading_20_2_unnumbered" text:outline-level="2" text:is-list-header="true">
<text:bookmark-start text:name="OrgXref.orgf86ef4e"/>
<text:bookmark text:name="orgf86ef4e"/>🔗 <text:a xlink:type="simple" xlink:href="https://sendagirich.github.io/kodaira/kd_y2_pres_index.html">Home</text:a>
<text:bookmark-end text:name="OrgXref.orgf86ef4e"/></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Richard Williams</dc:creator>
    <meta:initial-creator>Richard Williams</meta:initial-creator>
    <dc:date>2025-12-09T08:56:29</dc:date>
    <meta:creation-date>2025-12-09T08:56:29</meta:creation-date>
    <meta:generator>Emacs 30.2 (Org mode 9.7.34–9.7.34-??-8b15a0d)</meta:generator>
    <meta:keyword/>
    <dc:subject/>
    <dc:title>Fake News</dc:title>
  </office:meta>
</office:document-meta>
</file>